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fo:language="es" fo:country="AR" fo:font-style="italic" style:font-style-asian="italic"/>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Arial1" fo:language="en" fo:country="US" style:font-name-complex="Arial1"/>
    </style:style>
    <style:style style:name="P5" style:family="paragraph" style:parent-style-name="Standard">
      <style:text-properties fo:font-size="12pt" style:font-size-asian="12pt"/>
    </style:style>
    <style:style style:name="P6" style:family="paragraph" style:parent-style-name="Standard">
      <style:paragraph-properties fo:text-align="justify" style:justify-single-word="false"/>
      <style:text-properties fo:font-size="12pt" style:font-size-asian="12pt"/>
    </style:style>
    <style:style style:name="P7" style:family="paragraph" style:parent-style-name="Standard">
      <style:paragraph-properties fo:text-align="center" style:justify-single-word="false"/>
      <style:text-properties fo:font-size="12pt" style:font-size-asian="12pt"/>
    </style:style>
    <style:style style:name="P8" style:family="paragraph" style:parent-style-name="Standard">
      <style:text-properties fo:font-size="12pt" fo:font-weight="bold" style:font-size-asian="12pt" style:font-weight-asian="bold"/>
    </style:style>
    <style:style style:name="P9" style:family="paragraph" style:parent-style-name="Standard">
      <style:paragraph-properties fo:text-align="center" style:justify-single-word="false"/>
      <style:text-properties fo:font-size="12pt" fo:font-weight="bold" style:font-size-asian="12pt" style:font-weight-asian="bold"/>
    </style:style>
    <style:style style:name="P10" style:family="paragraph" style:parent-style-name="Standard">
      <style:paragraph-properties fo:text-align="justify" style:justify-single-word="false"/>
      <style:text-properties fo:font-size="12pt" fo:font-weight="bold" style:font-size-asian="12pt" style:font-weight-asian="bold"/>
    </style:style>
    <style:style style:name="P11" style:family="paragraph" style:parent-style-name="Standard">
      <style:paragraph-properties fo:text-align="justify" style:justify-single-word="false"/>
    </style:style>
    <style:style style:name="P12" style:family="paragraph" style:parent-style-name="Standard">
      <style:paragraph-properties fo:margin-top="0in" fo:margin-bottom="0.4165in" loext:contextual-spacing="false" fo:text-align="justify" style:justify-single-word="false"/>
    </style:style>
    <style:style style:name="P13" style:family="paragraph" style:parent-style-name="Standard">
      <style:paragraph-properties fo:margin-left="0in" fo:margin-right="0in" fo:text-align="justify" style:justify-single-word="false" fo:text-indent="0.4917in" style:auto-text-indent="false"/>
    </style:style>
    <style:style style:name="P14" style:family="paragraph" style:parent-style-name="Standard">
      <style:paragraph-properties fo:margin-left="0in" fo:margin-right="0in" fo:text-align="justify" style:justify-single-word="false" fo:text-indent="0.4917in" style:auto-text-indent="false"/>
      <style:text-properties fo:font-size="12pt" style:font-size-asian="12pt"/>
    </style:style>
    <style:style style:name="P15" style:family="paragraph" style:parent-style-name="Body_20_Text_20_2">
      <style:paragraph-properties fo:margin-left="0in" fo:margin-right="0in" fo:text-indent="0.4917in" style:auto-text-indent="false"/>
      <style:text-properties fo:font-size="12pt" style:font-size-asian="12pt"/>
    </style:style>
    <style:style style:name="P16" style:family="paragraph" style:parent-style-name="Standard">
      <style:paragraph-properties fo:margin-left="0.4917in" fo:margin-right="0in" fo:text-indent="0in" style:auto-text-indent="false"/>
      <style:text-properties fo:font-size="12pt" style:font-size-asian="12pt"/>
    </style:style>
    <style:style style:name="P17" style:family="paragraph" style:parent-style-name="Heading">
      <style:paragraph-properties>
        <style:tab-stops>
          <style:tab-stop style:position="7.4811in"/>
        </style:tab-stops>
      </style:paragraph-properties>
      <style:text-properties style:font-name="Times New Roman" fo:font-size="14pt" style:font-size-asian="14pt" style:font-name-complex="Times New Roman"/>
    </style:style>
    <style:style style:name="P18" style:family="paragraph" style:parent-style-name="Body_20_Text_20_2">
      <style:text-properties fo:font-size="12pt" style:font-size-asian="12pt"/>
    </style:style>
    <style:style style:name="P19" style:family="paragraph" style:parent-style-name="Body_20_Text_20_2">
      <style:paragraph-properties fo:text-align="center" style:justify-single-word="false"/>
    </style:style>
    <style:style style:name="P20" style:family="paragraph" style:parent-style-name="Body_20_Text_20_3">
      <style:paragraph-properties fo:text-align="justify" style:justify-single-word="false"/>
    </style:style>
    <style:style style:name="P21" style:family="paragraph" style:parent-style-name="Standard" style:master-page-name="Standard">
      <style:paragraph-properties fo:text-align="center" style:justify-single-word="false" style:page-number="auto" fo:break-before="page">
        <style:tab-stops>
          <style:tab-stop style:position="7.4811in"/>
        </style:tab-stops>
      </style:paragraph-properties>
      <style:text-properties style:font-name="Arial1" fo:font-size="18pt" style:font-size-asian="18pt" style:font-name-complex="Arial1" style:font-size-complex="18pt"/>
    </style:style>
    <style:style style:name="P22" style:family="paragraph" style:parent-style-name="Standard">
      <style:paragraph-properties fo:text-align="center" style:justify-single-word="false"/>
      <style:text-properties style:font-name="Times New Roman" fo:font-size="11pt" fo:font-weight="normal" style:font-size-asian="11pt" style:font-weight-asian="normal" style:font-name-complex="Times New Roman" style:font-size-complex="11pt"/>
    </style:style>
    <style:style style:name="P23" style:family="paragraph" style:parent-style-name="Standard">
      <style:text-properties fo:font-size="12pt" style:font-size-asian="12pt"/>
    </style:style>
    <style:style style:name="P24" style:family="paragraph" style:parent-style-name="Standard">
      <style:text-properties fo:font-size="12pt" fo:font-weight="bold" officeooo:rsid="000fc1f8" officeooo:paragraph-rsid="000fc1f8" style:font-size-asian="12pt" style:font-weight-asian="bold" style:font-weight-complex="bold"/>
    </style:style>
    <style:style style:name="P25" style:family="paragraph" style:parent-style-name="Heading_20_6">
      <style:text-properties fo:font-size="12pt" style:font-size-asian="12pt"/>
    </style:style>
    <style:style style:name="P26" style:family="paragraph" style:parent-style-name="Body_20_Text_20_2">
      <style:paragraph-properties fo:margin-left="0in" fo:margin-right="0in" fo:text-indent="0.4917in" style:auto-text-indent="false"/>
      <style:text-properties fo:font-size="12pt" style:font-size-asian="12pt"/>
    </style:style>
    <style:style style:name="T1" style:family="text">
      <style:text-properties fo:font-size="12pt" style:font-size-asian="12pt"/>
    </style:style>
    <style:style style:name="T2" style:family="text">
      <style:text-properties fo:font-size="12pt" fo:font-weight="bold" style:font-size-asian="12pt" style:font-weight-asian="bold"/>
    </style:style>
    <style:style style:name="T3" style:family="text">
      <style:text-properties fo:font-size="12pt" fo:language="es" fo:country="AR" style:font-size-asian="12pt"/>
    </style:style>
    <style:style style:name="T4" style:family="text">
      <style:text-properties fo:font-size="12pt" fo:font-style="italic" style:font-size-asian="12pt" style:font-style-asian="italic"/>
    </style:style>
    <style:style style:name="T5" style:family="text">
      <style:text-properties fo:font-size="12pt" fo:font-style="italic" fo:font-weight="bold" style:font-size-asian="12pt" style:font-style-asian="italic" style:font-weight-asian="bold"/>
    </style:style>
    <style:style style:name="T6" style:family="text">
      <style:text-properties style:text-position="100% 100%" style:font-name="Arial1" fo:font-size="12pt" fo:font-weight="bold" style:font-size-asian="12pt" style:font-weight-asian="bold" style:font-name-complex="Arial1"/>
    </style:style>
    <style:style style:name="T7" style:family="text">
      <style:text-properties style:text-position="100% 100%" style:font-name="Arial1" fo:font-size="6.5pt" fo:language="en" fo:country="US" style:font-size-asian="6.5pt" style:font-name-complex="Arial1"/>
    </style:style>
    <style:style style:name="T8" style:family="text">
      <style:text-properties style:use-window-font-color="true" style:text-position="100% 100%" fo:font-size="12pt" fo:language="es" fo:country="ES" fo:font-weight="bold" style:font-name-asian="Times New Roman" style:font-size-asian="12pt" style:language-asian="ja" style:country-asian="JP" style:font-weight-asian="bold" style:font-name-complex="Times New Roman" style:font-size-complex="10pt" style:language-complex="ar" style:country-complex="SA"/>
    </style:style>
    <style:style style:name="T9" style:family="text">
      <style:text-properties style:use-window-font-color="true" fo:font-size="12pt" fo:language="es" fo:country="ES" fo:font-weight="bold" style:font-name-asian="Times New Roman" style:font-size-asian="12pt" style:language-asian="ja" style:country-asian="JP" style:font-weight-asian="bold" style:font-name-complex="Times New Roman" style:font-size-complex="10pt" style:language-complex="ar" style:country-complex="SA"/>
    </style:style>
    <style:style style:name="T10" style:family="text">
      <style:text-properties fo:font-weight="normal" style:font-weight-asian="normal" style:font-weight-complex="normal"/>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style:text-underline-style="none" fo:font-weight="normal" style:font-weight-asian="normal" style:font-weight-complex="normal"/>
    </style:style>
    <style:style style:name="fr1" style:family="graphic" style:parent-style-name="OLE">
      <style:graphic-properties fo:margin-left="0in" fo:margin-right="0in" style:vertical-pos="middle" style:vertical-rel="text" fo:background-color="#ffffff" style:background-transparency="0%" draw:fill="solid" draw:fill-color="#ffffff" draw:opacity="100%" fo:padding="0.0008in" fo:border="none" draw:ole-draw-aspect="1"/>
    </style:style>
    <style:style style:name="Sect1" style:family="section">
      <style:section-properties text:dont-balance-text-columns="true" style:writing-mode="lr-tb" style:editable="false">
        <style:columns fo:column-count="2" fo:column-gap="0.3929in">
          <style:column style:rel-width="32767*" fo:start-indent="0in" fo:end-indent="0.1965in"/>
          <style:column style:rel-width="32768*" fo:start-indent="0.1965in" fo:end-indent="0in"/>
        </style:columns>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Estudio de la confiabilidad de arquitecturas tolerantes a fallas basada en componentes COTS para aviónicas de vehículos espaciales</text:p>
      <text:p text:style-name="P17"/>
      <text:p text:style-name="P17"/>
      <text:p text:style-name="P3"><text:span text:style-name="T2">Arias, Emmanuel</text:span><text:span text:style-name="Fuente_20_de_20_párrafo_20_predeter."><text:span text:style-name="T6">1</text:span></text:span><text:span text:style-name="T2"> – Gustavo Wiman</text:span><text:span text:style-name="Fuente_20_de_20_párrafo_20_predeter."><text:span text:style-name="T6">2</text:span></text:span></text:p>
      <text:p text:style-name="P3"/>
      <text:p text:style-name="P3"><text:span text:style-name="Fuente_20_de_20_párrafo_20_predeter."><text:span text:style-name="T8">1</text:span></text:span><text:span text:style-name="Fuente_20_de_20_párrafo_20_predeter."><text:span text:style-name="T9">Unidad de Formación Superior - Comisión Nacional de Actividades Espaciales, Ruta C 45, Km 8.5, Falda del Cañete, Córdoba, Argentina (C.P. 5187). </text:span></text:span></text:p>
      <text:p text:style-name="P3"/>
      <text:p text:style-name="P3"><text:span text:style-name="Fuente_20_de_20_párrafo_20_predeter."><text:span text:style-name="T8">2</text:span></text:span><text:span text:style-name="Fuente_20_de_20_párrafo_20_predeter."><text:span text:style-name="T7"> </text:span></text:span><text:span text:style-name="Fuente_20_de_20_párrafo_20_predeter."><text:span text:style-name="T9">INVAP, Bariloche</text:span></text:span></text:p>
      <text:p text:style-name="P4"/>
      <text:p text:style-name="P3"><text:span text:style-name="Fuente_20_de_20_párrafo_20_predeter."><text:span text:style-name="T8">1</text:span></text:span><text:span text:style-name="Fuente_20_de_20_párrafo_20_predeter."><text:span text:style-name="T9">emmanuelarias30@gmail.com</text:span></text:span></text:p>
      <text:p text:style-name="P9"/>
      <text:p text:style-name="P22"/>
      <text:p text:style-name="P5"/>
      <text:p text:style-name="P8">RESUMEN</text:p>
      <text:p text:style-name="P5"/>
      <text:p text:style-name="P12"><text:span text:style-name="T1">Las instrucciones que se entregan en esta hoja tienen como objetivo facilitar las tareas para los trabajos a ser publicados en las Actas del Congreso Argentino de Tecnología Espacial. Para alcanzar estos propósitos, es primordial que los autores respeten las normas indicadas más adelante. La publicación se confeccionará directamente a partir del original de los trabajos enviados vía E-mail a congreso</text:span><text:span text:style-name="T3">@aate.org</text:span><text:span text:style-name="T1">. <text:s/>Los idiomas oficiales del Congreso son el Español y Portugués. Los trabajos que no se ajusten a las normas estipuladas no serán considerados para la publicación. El trabajo completo en </text:span><text:span text:style-name="T5">Acrobat PDF</text:span><text:span text:style-name="T1"> no deberá tener más de 12 MB.</text:span></text:p>
      <text:section text:style-name="Sect1" text:name="Sección1">
        <text:p text:style-name="P10">1.- INTRODUCION</text:p>
        <text:p text:style-name="P6"/>
        <text:p text:style-name="P14">Este es un ejemplo de formato para la publicación de su trabajo en las Actas del Congreso y eventualmente en la Revista Latinoamericana de Ciencia y Tecnología Espacial. La hoja deberá ser de tamaño A4, con una extensión máxima de 15 páginas. El texto deberá ser a dos columnas.</text:p>
        <text:p text:style-name="P6"><text:tab/>El tipo de letra se sugiere la "Times New Roman", con los siguientes tamaños:</text:p>
        <text:p text:style-name="P6">Título 14 ptos en negrita, el resto en tamaño de 12 ptos. <text:s/>El interlineado "sencillo".</text:p>
        <text:p text:style-name="P20">Las columnas serán dos iguales de 85 mm de <text:s/>ancho, y espaciadas a 10 mm.</text:p>
        <text:p text:style-name="P8"/>
        <text:p text:style-name="P8"/>
        <text:p text:style-name="P8">2.- METODOLOGIA</text:p>
        <text:p text:style-name="P5"/>
        <text:p text:style-name="P18"><text:tab/>Se sugiere la siguiente organización del trabajo: </text:p>
        <text:p text:style-name="P18"/>
        <text:p text:style-name="P15"/>
        <text:p text:style-name="P15"/>
        <text:p text:style-name="P15"/>
        <text:p text:style-name="P15"/>
        <text:p text:style-name="P15">RESUMEN, </text:p>
        <text:p text:style-name="P15">INTRODUCCION,</text:p>
        <text:p text:style-name="P15">METODOLOGIA,</text:p>
        <text:p text:style-name="P15">DESARROLLO,</text:p>
        <text:p text:style-name="P15">CONCLUSIONES, </text:p>
        <text:p text:style-name="P16">AGRADECIMIENTOS (si los hubiere), </text:p>
        <text:p text:style-name="P16">Y REFERENCIAS.</text:p>
        <text:p text:style-name="P8"/>
        <text:p text:style-name="P8"><text:soft-page-break/></text:p>
        <text:p text:style-name="P8">3.- DESARROLLO</text:p>
        <text:p text:style-name="P5"/>
        <text:p text:style-name="P24">3.1-Selección de topologías</text:p>
        <text:p text:style-name="P24"/>
        <text:p text:style-name="P24"><text:tab/><text:span text:style-name="T10">Luego de una búsqueda bibliográfica de diferentes topologías utilizadas en arquitecturas tolerantes a fallas se identificaron a priori 3 topologias a ser estudiadas: 1) árboles binarios; 2) redes distribuídas; y 3) redes de </text:span><text:span text:style-name="T12">tipo</text:span><text:span text:style-name="T10"> hypercube..</text:span></text:p>
        <text:p text:style-name="P15"/>
        <text:p text:style-name="P15">Los títulos deben ir separados a dos interlíneas del texto precedente, y con una interlínea de separación del texto que lo sigue. <text:s/>Se deben escribir ajustados al margen izquierdo, en mayúsculas y negrita.</text:p>
        <text:p text:style-name="P15">Los subtítulos deben ser escritos con el mismo formato de los títulos, excepto que deben ir con letras minúsculas.</text:p>
        <text:p text:style-name="P15">Las ecuaciones si las hubiere, se deben escribir centradas en las columnas:</text:p>
        <text:p text:style-name="P19"><draw:frame draw:style-name="fr1" draw:name="Objeto1" text:anchor-type="as-char" svg:width="1.8083in" svg:height="0.5327in" draw:z-index="0"><draw:object xlink:href="./Object 1" xlink:type="simple" xlink:show="embed" xlink:actuate="onLoad"/><draw:image xlink:href="./ObjectReplacements/Object 1" xlink:type="simple" xlink:show="embed" xlink:actuate="onLoad"/></draw:frame><text:span text:style-name="T1"><text:tab/>(1)</text:span></text:p>
        <text:p text:style-name="P6"/>
        <text:p text:style-name="P18">con un número correlativo arábico entre paréntesis al margen derecho.</text:p>
        <text:p text:style-name="P14">Las figuras y tablas deben ser ubicadas en las columnas y es recomendable que aparezcan a medida que son citadas en el texto. <text:s/>Las tablas deben ser identificadas con un número y un título escrito sobre ella (Tabla 1. Título). <text:s/>Las figuras deben identificarse con un número y una leyenda escrita bajo ella (Figura 1. <text:s/>Leyenda). <text:s/>En la presentación de las figuras, se debe tener en cuenta que las Actas serán confeccionadas a partir de trabajo enviando attachments (archivo adjunto) por E-mail.</text:p>
        <text:p text:style-name="P14">Las referencias deben hacerse entre paréntesis cuadrados, con un número en forma correlativa desde el inicio del trabajo [1].</text:p>
        <text:p text:style-name="P14">El listado de referencias debe aparecer por orden numérico según el esquema mostrado más abajo. A diferencia de años anteriores, los archivos deberán ser enviados en Adobe Acrobat (PDF) exclusivamente.</text:p>
        <text:p text:style-name="P13"><text:span text:style-name="T1">Todas las </text:span><text:span text:style-name="T3">páginas deben estar numeradas en el margen inferior derecho.</text:span></text:p>
        <text:p text:style-name="P6"/>
        <text:p text:style-name="P6"/>
        <text:list xml:id="list3472844228328936504" text:style-name="WW8Num1">
          <text:list-item>
            <text:list>
              <text:list-item>
                <text:list>
                  <text:list-item>
                    <text:list>
                      <text:list-item>
                        <text:list>
                          <text:list-item>
                            <text:list>
                              <text:list-item>
                                <text:h text:style-name="P25" text:outline-level="6">CONCLUSIONES</text:h>
                              </text:list-item>
                            </text:list>
                          </text:list-item>
                        </text:list>
                      </text:list-item>
                    </text:list>
                  </text:list-item>
                </text:list>
              </text:list-item>
            </text:list>
          </text:list-item>
        </text:list>
        <text:p text:style-name="Standard"/>
        <text:p text:style-name="P13"><text:span text:style-name="T1">El envío anticipado del trabajo irá en beneficio de la organización del Congreso y se agradece desde ya su puntualidad. <text:s/>El plazo límite de recepción de trabajos est</text:span><text:span text:style-name="T3">á estipulado en la página de la AATE</text:span><text:span text:style-name="T1">.</text:span></text:p>
        <text:p text:style-name="P14">Los trabajos que no lleguen en la fecha estipulada no podrán ser presentados en el congreso, ni serán publicados en el archivo de trabajos que se pondrá a disposición de los participantes en la finalización del evento. </text:p>
        <text:p text:style-name="P6">La resolución de cualquier aspecto no considerado en estas instrucciones se deja a criterio del autor.</text:p>
        <text:p text:style-name="P6">El trabajo terminado debe ser enviado vía E-mail a los organizadores a:</text:p>
        <text:p text:style-name="P6"/>
        <text:p text:style-name="P14">congreso@aate.org</text:p>
        <text:p text:style-name="P7"/>
        <text:p text:style-name="P6">Para mayor información visite nuestra página web en: www.aate.org</text:p>
        <text:p text:style-name="P6"/>
        <text:p text:style-name="P6"/>
        <text:list xml:id="list165815220680993" text:continue-numbering="true" text:style-name="WW8Num1">
          <text:list-item>
            <text:list>
              <text:list-item>
                <text:list>
                  <text:list-item>
                    <text:list>
                      <text:list-item>
                        <text:list>
                          <text:list-item>
                            <text:list>
                              <text:list-item>
                                <text:h text:style-name="P25" text:outline-level="6">REFERENCIAS</text:h>
                              </text:list-item>
                            </text:list>
                          </text:list-item>
                        </text:list>
                      </text:list-item>
                    </text:list>
                  </text:list-item>
                </text:list>
              </text:list-item>
            </text:list>
          </text:list-item>
        </text:list>
        <text:p text:style-name="P6"/>
        <text:p text:style-name="P6">(Formato preferido, deben ir en idioma original de publicación, indicando autores, título, fecha, número, volumen, etc.) Ej.</text:p>
        <text:p text:style-name="P6"/>
        <text:p text:style-name="P11"><text:span text:style-name="T1">[1] GEORGES P.L. (1993). <text:s/></text:span><text:span text:style-name="T2">Synthese de quelques méthodes de génération de maillages éléments finis</text:span><text:span text:style-name="T4">. <text:s/>Revue européenne des éléments finis Vol.2, 121-153</text:span><text:span text:style-name="T1">. <text:s/></text:span></text:p>
        <text:p text:style-name="P6"/>
        <text:p text:style-name="P11"><text:span text:style-name="T1">[2] ZIENKIEWICS O.C., ZHU J.Z. (1992). <text:s/></text:span><text:span text:style-name="T2">The superconvergent patch recovery (SPR) and adaptive finite element refinement</text:span><text:span text:style-name="T1">. <text:s/>Comput. <text:s/>Methods appl. Mech. Engrg. Vol. 101,207-224.</text:span></text:p>
        <text:p text:style-name="P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ans-serif"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ja" style:country-asian="JP"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text-align="center" style:justify-single-word="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text-align="center" style:justify-single-word="false"/>
      <style:text-properties fo:font-size="12pt" style:font-size-asian="12pt"/>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1" style:class="text">
      <style:paragraph-properties fo:text-align="center" style:justify-single-word="false" fo:keep-with-next="always"/>
      <style:text-properties fo:font-size="12pt" style:font-size-asian="12pt"/>
    </style:style>
    <style:style style:name="Heading_20_2" style:display-name="Heading 2" style:family="paragraph" style:parent-style-name="Standard" style:next-style-name="Standard" style:default-outline-level="2" style:list-style-name="WW8Num1" style:class="text">
      <style:paragraph-properties fo:text-align="center" style:justify-single-word="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list-style-name="WW8Num1" style:class="text">
      <style:paragraph-properties fo:text-align="justify" style:justify-single-word="false" fo:keep-with-next="always"/>
      <style:text-properties fo:font-size="12pt" style:font-size-asian="12pt"/>
    </style:style>
    <style:style style:name="Heading_20_6" style:display-name="Heading 6" style:family="paragraph" style:parent-style-name="Standard" style:next-style-name="Standard" style:default-outline-level="6" style:list-style-name="WW8Num1" style:class="text">
      <style:paragraph-properties fo:text-align="justify" style:justify-single-word="false" fo:keep-with-next="always"/>
      <style:text-properties fo:font-weight="bold" style:font-weight-asian="bold"/>
    </style:style>
    <style:style style:name="Body_20_Text_20_2" style:display-name="Body Text 2" style:family="paragraph" style:parent-style-name="Standard">
      <style:paragraph-properties fo:text-align="justify" style:justify-single-word="false"/>
    </style:style>
    <style:style style:name="Footnote" style:family="paragraph" style:parent-style-name="Standard" style:class="extra"/>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Body_20_Text_20_3" style:display-name="Body Text 3" style:family="paragraph" style:parent-style-name="Standard">
      <style:text-properties fo:font-size="12pt" style:font-size-asian="12pt"/>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er_20_Char" style:display-name="Footer Char" style:family="text">
      <style:text-properties fo:language="es" fo:country="ES" style:language-asian="ja" style:country-asian="JP"/>
    </style:style>
    <style:style style:name="Fuente_20_de_20_párrafo_20_predeter." style:display-name="Fuente de párrafo predeter."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es" fo:country="AR" fo:font-style="italic" style:font-style-asian="italic"/>
    </style:style>
    <style:style style:name="MP2"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5in" fo:margin-bottom="0.5in" fo:margin-left="0.7874in" fo:margin-right="0.3937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5634in" fo:margin-left="0in" fo:margin-right="0in" fo:margin-top="0.5244in" style:dynamic-spacing="true"/>
      </style:footer-style>
    </style:page-layout>
  </office:automatic-styles>
  <office:master-styles>
    <style:master-page style:name="Standard" style:page-layout-name="Mpm1">
      <style:header>
        <text:p text:style-name="MP1">IX Congreso Argentino de Tecnología Espacial. Abril 26-28, 2017. Córdoba, Argentina.</text:p>
        <text:p text:style-name="MP1"/>
      </style:header>
      <style:footer>
        <text:p text:style-name="MP2"><text:page-number text:select-page="current">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ORMAS DE PRESENTACIÓN DE LOS TRABAJOS AL</dc:title>
    <meta:initial-creator>LASSIG_DELEON</meta:initial-creator>
    <meta:creation-date>2015-01-24T12:05:00</meta:creation-date>
    <dc:date>2017-02-20T16:58:14.532646146</dc:date>
    <meta:print-date>2002-08-12T09:34:00</meta:print-date>
    <meta:editing-cycles>10</meta:editing-cycles>
    <meta:editing-duration>PT47M39S</meta:editing-duration>
    <meta:generator>LibreOffice/5.1.4.2$Linux_X86_64 LibreOffice_project/10m0$Build-2</meta:generator>
    <meta:document-statistic meta:table-count="0" meta:image-count="0" meta:object-count="1" meta:page-count="2" meta:paragraph-count="46" meta:word-count="706" meta:character-count="4575" meta:non-whitespace-character-count="3888"/>
  </office:meta>
</office:document-meta>
</file>

<file path=Object 1/content.xml><?xml version="1.0" encoding="utf-8"?>
<math xmlns="http://www.w3.org/1998/Math/MathML" display="block">
  <semantics>
    <mrow>
      <mstyle mathsize="12pt">
        <mrow>
          <mrow>
            <mo fence="true" stretchy="false">‖</mo>
            <mrow>
              <mi>g</mi>
            </mrow>
            <mo fence="true" stretchy="false">‖</mo>
          </mrow>
          <mo stretchy="false">=</mo>
          <msup>
            <mrow>
              <mo fence="true" stretchy="true">{</mo>
              <mrow>
                <mrow>
                  <munderover>
                    <mo stretchy="false">∑</mo>
                    <mstyle mathsize="8pt">
                      <mrow>
                        <mstyle mathvariant="italic">
                          <mtext>i=</mtext>
                        </mstyle>
                        <mn>1</mn>
                      </mrow>
                    </mstyle>
                    <mstyle mathsize="8pt">
                      <mi>N</mi>
                    </mstyle>
                  </munderover>
                  <mrow>
                    <mi>W</mi>
                    <mo stretchy="false">(</mo>
                    <msub>
                      <mi>x</mi>
                      <mstyle mathsize="8pt">
                        <mi>i</mi>
                      </mstyle>
                    </msub>
                    <msup>
                      <mrow>
                        <mo fence="true" stretchy="true">[</mo>
                        <mrow>
                          <mrow>
                            <mi>g</mi>
                            <mo stretchy="false">(</mo>
                            <msub>
                              <mi>x</mi>
                              <mstyle mathsize="8pt">
                                <mi>i</mi>
                              </mstyle>
                            </msub>
                          </mrow>
                        </mrow>
                        <mo fence="true" stretchy="true">]</mo>
                      </mrow>
                      <mstyle mathsize="8pt">
                        <mn>2</mn>
                      </mstyle>
                    </msup>
                  </mrow>
                </mrow>
              </mrow>
              <mo fence="true" stretchy="true">}</mo>
            </mrow>
            <mstyle mathsize="8pt">
              <mrow>
                <mn>1</mn>
                <mo stretchy="false">/</mo>
                <mn>2</mn>
              </mrow>
            </mstyle>
          </msup>
        </mrow>
      </mstyle>
      <mrow/>
    </mrow>
    <annotation encoding="StarMath 5.0"> size 12{ ldline g rdline = left lbrace  Sum cSub { size 8{ ital "i="1} }  cSup { size 8{N} }  {W \( x rSub { size 8{i} }  left [g \( x rSub { size 8{i} }  right ] rSup { size 8{2} } }  right rbrace  rSup { size 8{1/2} } } {}</annotation>
  </semantics>
</math>
</file>